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3];[.H65];[.H88])" office:value-type="float" office:value="108946.666666667">
            <text:p>108946.666666667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65:.F65])" office:value-type="float" office:value="2129.58333333333">
            <text:p>212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8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7546.6666666667">
            <text:p>57546.6666666667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780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E88])" office:value-type="float" office:value="1770.32967032967">
            <text:p>1770.3296703297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E88])" office:value-type="float" office:value="1770.32967032967">
            <text:p>1770.3296703297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E88])" office:value-type="float" office:value="1770.32967032967">
            <text:p>1770.32967032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)" office:value-type="float" office:value="885.714285714286">
            <text:p>885.7142857143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)" office:value-type="float" office:value="421.428571428571">
            <text:p>421.4285714286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7766.6666666667">
            <text:p>27766.6666666667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11/27/2015</text:date>, <text:time>11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7T11:24:56</dc:date>
    <meta:editing-duration>P2DT16H2M14S</meta:editing-duration>
    <meta:editing-cycles>1255</meta:editing-cycles>
    <meta:generator>OpenOffice/4.1.1$Unix OpenOffice.org_project/411m6$Build-9775</meta:generator>
    <dc:creator>employee employee</dc:creator>
    <meta:document-statistic meta:table-count="9" meta:cell-count="2907" meta:object-count="0"/>
  </office:meta>
</office:document-meta>
</file>